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04e1" officeooo:paragraph-rsid="000004e1"/>
    </style:style>
    <style:style style:name="P2" style:family="paragraph" style:parent-style-name="Standard">
      <style:paragraph-properties fo:text-align="start" style:justify-single-word="false"/>
      <style:text-properties officeooo:rsid="000004e1" officeooo:paragraph-rsid="000004e1"/>
    </style:style>
    <style:style style:name="P3" style:family="paragraph" style:parent-style-name="Standard">
      <style:paragraph-properties fo:text-align="start" style:justify-single-word="false"/>
      <style:text-properties officeooo:rsid="000004e1" officeooo:paragraph-rsid="00069107"/>
    </style:style>
    <style:style style:name="P4" style:family="paragraph" style:parent-style-name="Standard">
      <style:paragraph-properties fo:text-align="start" style:justify-single-word="false"/>
      <style:text-properties officeooo:rsid="000004e1" officeooo:paragraph-rsid="0013cbcc"/>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officeooo:rsid="0001f48c" officeooo:paragraph-rsid="0001f48c"/>
    </style:style>
    <style:style style:name="P7" style:family="paragraph" style:parent-style-name="Standard">
      <style:paragraph-properties fo:text-align="start" style:justify-single-word="false"/>
      <style:text-properties officeooo:rsid="0001f48c" officeooo:paragraph-rsid="000f5290"/>
    </style:style>
    <style:style style:name="P8" style:family="paragraph" style:parent-style-name="Standard">
      <style:paragraph-properties fo:text-align="start" style:justify-single-word="false"/>
      <style:text-properties officeooo:rsid="0003e784" officeooo:paragraph-rsid="0003e784"/>
    </style:style>
    <style:style style:name="P9" style:family="paragraph" style:parent-style-name="Standard">
      <style:paragraph-properties fo:text-align="start" style:justify-single-word="false"/>
      <style:text-properties officeooo:rsid="0003e784" officeooo:paragraph-rsid="000479ca"/>
    </style:style>
    <style:style style:name="P10" style:family="paragraph" style:parent-style-name="Standard">
      <style:paragraph-properties fo:text-align="start" style:justify-single-word="false"/>
      <style:text-properties officeooo:rsid="0003e784" officeooo:paragraph-rsid="000f5290"/>
    </style:style>
    <style:style style:name="P11" style:family="paragraph" style:parent-style-name="Standard">
      <style:paragraph-properties fo:text-align="start" style:justify-single-word="false"/>
      <style:text-properties fo:font-size="12pt" officeooo:rsid="0003e784" officeooo:paragraph-rsid="000479ca" style:font-size-asian="12pt" style:font-size-complex="12pt"/>
    </style:style>
    <style:style style:name="P12" style:family="paragraph" style:parent-style-name="Standard">
      <style:paragraph-properties fo:text-align="start" style:justify-single-word="false"/>
      <style:text-properties fo:font-size="12pt" officeooo:rsid="0003e784" officeooo:paragraph-rsid="0005ce7e" style:font-size-asian="12pt" style:font-size-complex="12pt"/>
    </style:style>
    <style:style style:name="P13" style:family="paragraph" style:parent-style-name="Standard">
      <style:paragraph-properties fo:text-align="start" style:justify-single-word="false"/>
      <style:text-properties fo:font-size="12pt" fo:font-style="italic" officeooo:rsid="0003e784" officeooo:paragraph-rsid="0005ce7e" style:font-size-asian="12pt" style:font-style-asian="italic" style:font-size-complex="12pt" style:font-style-complex="italic"/>
    </style:style>
    <style:style style:name="P14" style:family="paragraph" style:parent-style-name="Standard">
      <style:paragraph-properties fo:text-align="start" style:justify-single-word="false"/>
      <style:text-properties style:text-position="0% 100%" fo:font-size="12pt" fo:font-weight="normal" officeooo:rsid="0005ce7e" officeooo:paragraph-rsid="0005ce7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officeooo:rsid="0005ce7e" officeooo:paragraph-rsid="0005ce7e"/>
    </style:style>
    <style:style style:name="P16" style:family="paragraph" style:parent-style-name="Standard">
      <style:paragraph-properties fo:text-align="start" style:justify-single-word="false"/>
      <style:text-properties officeooo:rsid="0005ce7e" officeooo:paragraph-rsid="00107bcb"/>
    </style:style>
    <style:style style:name="P17" style:family="paragraph" style:parent-style-name="Standard">
      <style:paragraph-properties fo:text-align="start" style:justify-single-word="false"/>
      <style:text-properties officeooo:rsid="00069107" officeooo:paragraph-rsid="00069107"/>
    </style:style>
    <style:style style:name="P18" style:family="paragraph" style:parent-style-name="Standard">
      <style:paragraph-properties fo:text-align="start" style:justify-single-word="false"/>
      <style:text-properties officeooo:rsid="00069107" officeooo:paragraph-rsid="0011684f"/>
    </style:style>
    <style:style style:name="P19" style:family="paragraph" style:parent-style-name="Standard">
      <style:paragraph-properties fo:text-align="start" style:justify-single-word="false"/>
      <style:text-properties officeooo:rsid="00087cb2" officeooo:paragraph-rsid="00087cb2"/>
    </style:style>
    <style:style style:name="P20" style:family="paragraph" style:parent-style-name="Standard">
      <style:paragraph-properties fo:text-align="start" style:justify-single-word="false"/>
      <style:text-properties officeooo:rsid="00091679" officeooo:paragraph-rsid="00091679"/>
    </style:style>
    <style:style style:name="P21" style:family="paragraph" style:parent-style-name="Standard">
      <style:paragraph-properties fo:text-align="start" style:justify-single-word="false"/>
      <style:text-properties officeooo:rsid="000a3d14" officeooo:paragraph-rsid="000a3d14"/>
    </style:style>
    <style:style style:name="P22" style:family="paragraph" style:parent-style-name="Standard">
      <style:paragraph-properties fo:text-align="start" style:justify-single-word="false"/>
      <style:text-properties officeooo:rsid="000b18ee" officeooo:paragraph-rsid="000b18ee"/>
    </style:style>
    <style:style style:name="P23" style:family="paragraph" style:parent-style-name="Standard">
      <style:paragraph-properties fo:text-align="start" style:justify-single-word="false"/>
      <style:text-properties officeooo:rsid="000b679c" officeooo:paragraph-rsid="000b679c"/>
    </style:style>
    <style:style style:name="P24" style:family="paragraph" style:parent-style-name="Standard">
      <style:paragraph-properties fo:text-align="start" style:justify-single-word="false"/>
      <style:text-properties officeooo:rsid="000ba4d7" officeooo:paragraph-rsid="000ba4d7"/>
    </style:style>
    <style:style style:name="P25" style:family="paragraph" style:parent-style-name="Standard">
      <style:paragraph-properties fo:text-align="start" style:justify-single-word="false"/>
      <style:text-properties officeooo:rsid="000ebbe8" officeooo:paragraph-rsid="000ebbe8"/>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officeooo:rsid="000004e1" officeooo:paragraph-rsid="000004e1" style:font-weight-asian="bold" style:font-weight-complex="bold"/>
    </style:style>
    <style:style style:name="P28" style:family="paragraph" style:parent-style-name="Standard">
      <style:paragraph-properties fo:text-align="center" style:justify-single-word="false"/>
      <style:text-properties fo:font-style="italic" style:font-style-asian="italic" style:font-style-complex="italic"/>
    </style:style>
    <style:style style:name="P29" style:family="paragraph" style:parent-style-name="Standard">
      <style:paragraph-properties fo:text-align="start" style:justify-single-word="false"/>
      <style:text-properties fo:font-style="italic" officeooo:rsid="000b679c" officeooo:paragraph-rsid="000b679c" style:font-style-asian="italic" style:font-style-complex="italic"/>
    </style:style>
    <style:style style:name="P30" style:family="paragraph" style:parent-style-name="Standard">
      <style:paragraph-properties fo:text-align="start" style:justify-single-word="false"/>
      <style:text-properties fo:font-style="italic" officeooo:rsid="000ba4d7" officeooo:paragraph-rsid="000ba4d7" style:font-style-asian="italic" style:font-style-complex="italic"/>
    </style:style>
    <style:style style:name="P31" style:family="paragraph" style:parent-style-name="Standard">
      <style:paragraph-properties fo:text-align="start" style:justify-single-word="false"/>
      <style:text-properties fo:font-style="italic" officeooo:rsid="000ebbe8" officeooo:paragraph-rsid="000ebbe8" style:font-style-asian="italic" style:font-style-complex="italic"/>
    </style:style>
    <style:style style:name="P32" style:family="paragraph" style:parent-style-name="Standard">
      <style:paragraph-properties fo:text-align="start" style:justify-single-word="false"/>
      <style:text-properties officeooo:rsid="0024559a" officeooo:paragraph-rsid="0024559a"/>
    </style:style>
    <style:style style:name="P33" style:family="paragraph" style:parent-style-name="Standard">
      <style:paragraph-properties fo:margin-left="0.4925in" fo:margin-right="0in" fo:text-align="start" style:justify-single-word="false" fo:text-indent="0in" style:auto-text-indent="false"/>
      <style:text-properties fo:font-size="12pt" officeooo:rsid="0003e784" officeooo:paragraph-rsid="000479ca" style:font-size-asian="12pt" style:font-size-complex="12pt"/>
    </style:style>
    <style:style style:name="P34" style:family="paragraph" style:parent-style-name="Standard">
      <style:paragraph-properties fo:margin-left="0.4925in" fo:margin-right="0in" fo:text-align="start" style:justify-single-word="false" fo:text-indent="0in" style:auto-text-indent="false"/>
      <style:text-properties officeooo:rsid="00069107" officeooo:paragraph-rsid="00069107"/>
    </style:style>
    <style:style style:name="P35" style:family="paragraph" style:parent-style-name="Standard">
      <style:paragraph-properties fo:margin-left="0.4925in" fo:margin-right="0in" fo:text-align="start" style:justify-single-word="false" fo:text-indent="0in" style:auto-text-indent="false"/>
      <style:text-properties officeooo:rsid="0003e784" officeooo:paragraph-rsid="000479ca"/>
    </style:style>
    <style:style style:name="P36" style:family="paragraph" style:parent-style-name="Standard">
      <style:paragraph-properties fo:margin-left="0in" fo:margin-right="0in" fo:text-align="start" style:justify-single-word="false" fo:text-indent="0in" style:auto-text-indent="false"/>
      <style:text-properties officeooo:rsid="00069107" officeooo:paragraph-rsid="0011684f"/>
    </style:style>
    <style:style style:name="P37" style:family="paragraph" style:parent-style-name="Standard">
      <style:paragraph-properties fo:margin-left="-0.4925in" fo:margin-right="0in" fo:text-align="start" style:justify-single-word="false" fo:text-indent="0in" style:auto-text-indent="false"/>
      <style:text-properties officeooo:rsid="0005ce7e" officeooo:paragraph-rsid="0005ce7e"/>
    </style:style>
    <style:style style:name="P38" style:family="paragraph" style:parent-style-name="Standard">
      <style:paragraph-properties fo:margin-left="0.9846in" fo:margin-right="0in" fo:text-align="start" style:justify-single-word="false" fo:text-indent="0in" style:auto-text-indent="false"/>
      <style:text-properties officeooo:rsid="00069107" officeooo:paragraph-rsid="00069107"/>
    </style:style>
    <style:style style:name="T1" style:family="text">
      <style:text-properties officeooo:rsid="000004e1"/>
    </style:style>
    <style:style style:name="T2" style:family="text">
      <style:text-properties officeooo:rsid="0001f48c"/>
    </style:style>
    <style:style style:name="T3" style:family="text">
      <style:text-properties fo:font-weight="bold" style:font-weight-asian="bold" style:font-weight-complex="bold"/>
    </style:style>
    <style:style style:name="T4" style:family="text">
      <style:text-properties fo:font-weight="bold" officeooo:rsid="000f5290" style:font-weight-asian="bold" style:font-weight-complex="bold"/>
    </style:style>
    <style:style style:name="T5" style:family="text">
      <style:text-properties fo:font-weight="bold" officeooo:rsid="00069107" style:font-weight-asian="bold" style:font-weight-complex="bold"/>
    </style:style>
    <style:style style:name="T6" style:family="text">
      <style:text-properties fo:font-weight="bold" officeooo:rsid="0013cbcc" style:font-weight-asian="bold" style:font-weight-complex="bold"/>
    </style:style>
    <style:style style:name="T7" style:family="text">
      <style:text-properties style:text-position="sub 58%"/>
    </style:style>
    <style:style style:name="T8" style:family="text">
      <style:text-properties style:text-position="sub 58%" fo:font-size="14pt" fo:font-weight="bold" style:font-size-asian="14pt" style:font-weight-asian="bold" style:font-size-complex="14pt" style:font-weight-complex="bold"/>
    </style:style>
    <style:style style:name="T9" style:family="text">
      <style:text-properties style:text-position="0% 100%"/>
    </style:style>
    <style:style style:name="T10" style:family="text">
      <style:text-properties style:text-position="0% 100%" fo:font-size="14pt" fo:font-weight="bold" style:font-size-asian="14pt" style:font-weight-asian="bold" style:font-size-complex="14pt" style:font-weight-complex="bold"/>
    </style:style>
    <style:style style:name="T11" style:family="text">
      <style:text-properties style:text-position="0% 100%" fo:font-size="14pt" fo:font-weight="bold" officeooo:rsid="0005ce7e" style:font-size-asian="14pt" style:font-weight-asian="bold" style:font-size-complex="14pt" style:font-weight-complex="bold"/>
    </style:style>
    <style:style style:name="T12" style:family="text">
      <style:text-properties style:text-position="0% 100%" officeooo:rsid="0005ce7e"/>
    </style:style>
    <style:style style:name="T13" style:family="text">
      <style:text-properties style:text-position="0% 100%" fo:font-size="12pt" style:font-size-asian="12pt" style:font-size-complex="12pt"/>
    </style:style>
    <style:style style:name="T14" style:family="text">
      <style:text-properties style:text-position="0% 100%" fo:font-size="12pt" officeooo:rsid="00069107" style:font-size-asian="12pt" style:font-size-complex="12pt"/>
    </style:style>
    <style:style style:name="T15" style:family="text">
      <style:text-properties style:text-position="0% 100%" fo:font-size="12pt" officeooo:rsid="00122326" style:font-size-asian="12pt" style:font-size-complex="12pt"/>
    </style:style>
    <style:style style:name="T16" style:family="text">
      <style:text-properties style:text-position="0% 100%" fo:font-size="12pt" fo:font-weight="bold" style:font-size-asian="12pt" style:font-weight-asian="bold" style:font-size-complex="12pt" style:font-weight-complex="bold"/>
    </style:style>
    <style:style style:name="T17" style:family="text">
      <style:text-properties style:text-position="0% 100%" fo:font-size="12pt" fo:font-weight="bold" officeooo:rsid="0011684f" style:font-size-asian="12pt" style:font-weight-asian="bold" style:font-size-complex="12pt" style:font-weight-complex="bold"/>
    </style:style>
    <style:style style:name="T18" style:family="text">
      <style:text-properties style:text-position="0% 100%" fo:font-size="12pt" fo:font-style="italic" style:font-size-asian="12pt" style:font-style-asian="italic" style:font-size-complex="12pt" style:font-style-complex="italic"/>
    </style:style>
    <style:style style:name="T19" style:family="text">
      <style:text-properties style:text-position="0% 100%" officeooo:rsid="00238f91"/>
    </style:style>
    <style:style style:name="T20" style:family="text">
      <style:text-properties fo:font-size="14pt" fo:font-weight="bold" style:font-size-asian="14pt" style:font-weight-asian="bold" style:font-size-complex="14pt" style:font-weight-complex="bold"/>
    </style:style>
    <style:style style:name="T21" style:family="text">
      <style:text-properties officeooo:rsid="00069107"/>
    </style:style>
    <style:style style:name="T22" style:family="text">
      <style:text-properties officeooo:rsid="000ba4d7"/>
    </style:style>
    <style:style style:name="T23" style:family="text">
      <style:text-properties officeooo:rsid="000cc3d0"/>
    </style:style>
    <style:style style:name="T24" style:family="text">
      <style:text-properties officeooo:rsid="00107bcb"/>
    </style:style>
    <style:style style:name="T25" style:family="text">
      <style:text-properties officeooo:rsid="0013cbcc"/>
    </style:style>
    <style:style style:name="T26" style:family="text">
      <style:text-properties officeooo:rsid="001e52f9"/>
    </style:style>
    <style:style style:name="gr1" style:family="graphic">
      <style:graphic-properties draw:stroke="none" svg:stroke-color="#000000" draw:fill="none" draw:fill-color="#ffffff" fo:min-height="0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ARTIFICIAL INTELLIGENCE</text:span></text:p>
      <text:p text:style-name="P1">ASSIGNMENT – 2 </text:p>
      <text:p text:style-name="P28"><text:span text:style-name="T1">ADVERSIAL SEARCH IMPLEMENTATION FOR CHESS PLAYING</text:span></text:p>
      <text:p text:style-name="P5"/>
      <text:p text:style-name="P27">APPROACH:</text:p>
      <text:p text:style-name="P4"><text:tab/></text:p>
      <text:p text:style-name="P4"><text:span text:style-name="T2"><text:tab/>The complexity of the 'chess' game required to take a step-by-step approach while development. The various factors were analyzed and considered during the development are explained in the order they were encountered:</text:span></text:p>
      <text:p text:style-name="P2"/>
      <text:p text:style-name="P7"><text:span text:style-name="T4">a) </text:span><text:span text:style-name="T3">Representation of states:</text:span> </text:p>
      <text:p text:style-name="P7"><text:tab/>The chess 8x8 board is represented as a <text:span text:style-name="T3">one-dimensional array using square-centric model</text:span> where details of each square in the chess board in encoded in one index of the array. The other options of piece centric and 2D representation of the board. </text:p>
      <text:p text:style-name="P6"/>
      <text:p text:style-name="P6">The piece-centric approach would require more calculation while determining valid moves, mobility score during earlier phase of the game and would become easier as the game progresses and pieces are captured.</text:p>
      <text:p text:style-name="P6"/>
      <text:p text:style-name="P10"><text:span text:style-name="T4">b) </text:span><text:span text:style-name="T3">Rules of game:</text:span> </text:p>
      <text:p text:style-name="P10"><text:tab/>The rules of valid moves for each piece in terms of direction and distance were formulated and then tested for each type of piece. The implementation required verifying that the pieces stayed inside the board after every possible action/move applied.</text:p>
      <text:p text:style-name="P8"/>
      <text:p text:style-name="P8">The board was initialized with the initial state of standard chess game.</text:p>
      <text:p text:style-name="P8"/>
      <text:p text:style-name="P10"><text:span text:style-name="T4">c) </text:span><text:span text:style-name="T3">Primitive UI implementation to visualize the progress:</text:span></text:p>
      <text:p text:style-name="P10"><text:tab/>The board was first displayed using Python terminal in a 8x8 square using beginning alphabets of each piece type to visualize the performance of the project.</text:p>
      <text:p text:style-name="P8"/>
      <text:p text:style-name="P10"><text:span text:style-name="T4">d) </text:span><text:span text:style-name="T3">Getting user input:</text:span></text:p>
      <text:p text:style-name="P10"><text:tab/>The game for <text:span text:style-name="T3">WHITE is played by the agent </text:span>and the game for the BLACK is designed to be keyed-in by the user. Several notations for the chess move exists like stand<text:span text:style-name="T24">ar</text:span>d algebraic notation, figurine algebraic notation, long algebraic notation, etc... The user is required to input the move using long algebraic notation, this notation removes all ambiguities and is idle for programming and computing.</text:p>
      <text:p text:style-name="P8"/>
      <text:p text:style-name="P13"><draw:frame text:anchor-type="paragraph" draw:z-index="0" draw:style-name="gr1" svg:width="0.115in" svg:height="0.1925in" svg:x="2.5354in" svg:y="0.0839in"><draw:text-box><text:p/></draw:text-box></draw:frame>LONG ALGEBRAIC NOTATION: </text:p>
      <text:p text:style-name="P12"/>
      <text:p text:style-name="P13"><text:span text:style-name="T20">[P]f</text:span><text:span text:style-name="T8">r</text:span><text:span text:style-name="T10">f</text:span><text:span text:style-name="T8">f</text:span><text:span text:style-name="T11">[</text:span><text:span text:style-name="T10">-</text:span><text:span text:style-name="T11">|x]</text:span><text:span text:style-name="T10">t</text:span><text:span text:style-name="T8">r</text:span><text:span text:style-name="T10">t</text:span><text:span text:style-name="T8">f </text:span></text:p>
      <text:p text:style-name="P14">where,</text:p>
      <text:p text:style-name="P11"><text:span text:style-name="T9"><text:tab/>P <text:tab/></text:span><text:span text:style-name="T12">P</text:span><text:span text:style-name="T9">iece type (k – king, q- queen, r – rook, n – knight, b-bishop), P is marked in square <text:tab/><text:tab/><text:tab/>brackets to mark it as optional because for moves of pawn we don't mention the piece <text:tab/><text:tab/><text:tab/>type a</text:span><text:span text:style-name="T19">s</text:span><text:span text:style-name="T9"> 'p'</text:span></text:p>
      <text:p text:style-name="P33"/>
      <text:p text:style-name="P33"><text:span text:style-name="T9">f</text:span><text:span text:style-name="T7">r <text:tab/></text:span><text:span text:style-name="T12">R</text:span><text:span text:style-name="T9">ank of from location</text:span></text:p>
      <text:p text:style-name="P33"><text:span text:style-name="T9">f</text:span><text:span text:style-name="T7">f <text:tab/></text:span><text:span text:style-name="T12">Fi</text:span><text:span text:style-name="T9">le of from location</text:span></text:p>
      <text:p text:style-name="P33"><text:span text:style-name="T9">t</text:span><text:span text:style-name="T7">r <text:tab/></text:span><text:span text:style-name="T12">R</text:span><text:span text:style-name="T9">ank of to location</text:span></text:p>
      <text:p text:style-name="P33"><text:span text:style-name="T9">t</text:span><text:span text:style-name="T7">f <text:tab/></text:span><text:span text:style-name="T12">F</text:span><text:span text:style-name="T9">ile of to location.</text:span></text:p>
      <text:p text:style-name="P33"><text:soft-page-break/><text:span text:style-name="T9">-<text:tab/></text:span><text:span text:style-name="T12">Hyphen </text:span><text:span text:style-name="T9">between from and to location refers move</text:span></text:p>
      <text:p text:style-name="P33"><text:span text:style-name="T9">x<text:tab/></text:span><text:span text:style-name="T12">Alphabet 'x' </text:span><text:span text:style-name="T9">between from and to location refers capture where the piece from 'from' location moved to 'to' location and captured the piece which was occupying it previously.</text:span></text:p>
      <text:p text:style-name="P33"><text:span text:style-name="T9"/></text:p>
      <text:p text:style-name="P33"><text:span text:style-name="T9">Rank – refers to the x co-ordinate of a chess board which is represented using alphabets from 'a' through to 'h', while 'a' refers to the left most column and 'h' refers to the righmost column in the chess board where WHITE occupies the bottom and BLACK occupies the top.</text:span></text:p>
      <text:p text:style-name="P33"/>
      <text:p text:style-name="P35"><text:span text:style-name="T13">File – refers to the y co-ordinate of a chess board which is represented using numbers from 1 to 8, while 1 refers to the bottom row and 8 refers to the top row.</text:span></text:p>
      <text:p text:style-name="P9"/>
      <text:p text:style-name="P16"><text:span text:style-name="T17">e) </text:span><text:span text:style-name="T16">Terminal state check:</text:span><text:span text:style-name="T13"> </text:span></text:p>
      <text:p text:style-name="P16"><text:span text:style-name="T13"><text:tab/>Process to identify the terminal state is done in two steps:</text:span></text:p>
      <text:p text:style-name="P37"><text:span text:style-name="T13"><text:tab/><text:tab/>1) identify if 'king' of the 'player to move' is under checking</text:span></text:p>
      <text:p text:style-name="P37"><text:span text:style-name="T13"><text:tab/><text:tab/>2) check if there are no moves for the 'player to move' which makes his king's position <text:tab/><text:tab/><text:tab/><text:tab/>not attacked by any of the opponents piece. This is possible only by enumerating all of <text:tab/><text:tab/><text:tab/><text:tab/>the 'player to move' moves and for each of those moves trying out the opponent moves, <text:tab/><text:tab/><text:tab/><text:tab/>if no such move exists then the program exists and terminates.</text:span></text:p>
      <text:p text:style-name="P15"/>
      <text:p text:style-name="P15"><text:span text:style-name="T13">'KING UNDER CHECK' and 'CHECKMATE' are printed in the terminal when the sit</text:span><text:span text:style-name="T14">uat</text:span><text:span text:style-name="T13">ion arises.</text:span></text:p>
      <text:p text:style-name="P15"/>
      <text:p text:style-name="P18"><text:span text:style-name="T17">f) </text:span><text:span text:style-name="T16">Utility functions:</text:span><text:span text:style-name="T13"> </text:span></text:p>
      <text:p text:style-name="P18"><text:span text:style-name="T13"><text:tab/>Each state of the chess board is analyzed using material score and mobility score. </text:span></text:p>
      <text:p text:style-name="P17"><text:span text:style-name="T18">1)</text:span><text:span text:style-name="T13"> </text:span><text:span text:style-name="T18">material score</text:span><text:span text:style-name="T13">: material score identifies number of pieces of each type for 'player to move' and the opponent and calculates a linear score using the weightages assigned for each piece. The weightages for each piece is configurable.</text:span></text:p>
      <text:p text:style-name="P17"/>
      <text:p text:style-name="P34"><text:span text:style-name="T13">Initial weightage:</text:span></text:p>
      <text:p text:style-name="P38"><text:span text:style-name="T13">king – 200</text:span></text:p>
      <text:p text:style-name="P38"><text:span text:style-name="T13">queen – 9</text:span></text:p>
      <text:p text:style-name="P38"><text:span text:style-name="T13">rook – 5</text:span></text:p>
      <text:p text:style-name="P38"><text:span text:style-name="T13">bishop – 3</text:span></text:p>
      <text:p text:style-name="P38"><text:span text:style-name="T13">knight – 3</text:span></text:p>
      <text:p text:style-name="P38"><text:span text:style-name="T13">pawn – 1</text:span></text:p>
      <text:p text:style-name="P17"><text:span text:style-name="T13"/></text:p>
      <text:p text:style-name="P17"><text:span text:style-name="T18">2) mobility score</text:span><text:span text:style-name="T13">: mobility score depicts the number of valid moves for each player at a particular state when compared to that of the opponent. The moves which attack opponents pieces are gives score based on the opponent pieces which are captured.</text:span></text:p>
      <text:p text:style-name="P17"/>
      <text:p text:style-name="P34"><text:span text:style-name="T13">Scoring for mobility is done as given below:</text:span></text:p>
      <text:p text:style-name="P38"><text:span text:style-name="T13">each valid move – 1</text:span></text:p>
      <text:p text:style-name="P38"><text:span text:style-name="T13">king capture – 9</text:span></text:p>
      <text:p text:style-name="P38"><text:span text:style-name="T13">queen capture – 5</text:span></text:p>
      <text:p text:style-name="P38"><text:span text:style-name="T13">rook capture – 4</text:span></text:p>
      <text:p text:style-name="P38"><text:span text:style-name="T13">bishop capture – 3</text:span></text:p>
      <text:p text:style-name="P38"><text:span text:style-name="T13">knight capture – 3</text:span></text:p>
      <text:p text:style-name="P38"><text:span text:style-name="T13">pawn capture – 2</text:span></text:p>
      <text:p text:style-name="P34"/>
      <text:p text:style-name="P36"/>
      <text:p text:style-name="P36"><text:soft-page-break/><text:span text:style-name="T17">g) </text:span><text:span text:style-name="T16">Improving UI</text:span><text:span text:style-name="T13">: </text:span></text:p>
      <text:p text:style-name="P36"><text:span text:style-name="T13"><text:tab/>The UI was then uplifted from the primitive version using termcolor package available for Python which allows color display. The pieces are displayed by printing the </text:span><text:span text:style-name="T15">unicode</text:span><text:span text:style-name="T13"> characters available for the chess pieces i.e. \u2654 to \u265F.</text:span></text:p>
      <text:p text:style-name="P6"/>
      <text:p text:style-name="P2"><text:tab/></text:p>
      <text:p text:style-name="P2"/>
      <text:p text:style-name="P27">ARCHITECTURE:</text:p>
      <text:p text:style-name="P2"><text:tab/></text:p>
      <text:p text:style-name="P2"><text:span text:style-name="T5">Programming Language </text:span><text:span text:style-name="T6">Used</text:span><text:span text:style-name="T21">: Python</text:span></text:p>
      <text:p text:style-name="P3"/>
      <text:p text:style-name="P4"><text:span text:style-name="T5">Algorithm:</text:span><text:span text:style-name="T21"> </text:span></text:p>
      <text:p text:style-name="P4"><text:span text:style-name="T21"><text:tab/>Alpha-beta pruning algorithm is used for implementing the adversarial search implementation of the chess game. </text:span></text:p>
      <text:p text:style-name="P3"/>
      <text:p text:style-name="P3"><text:span text:style-name="T21">The skeleton of the adversarial search algorithm with alpha-beta pruning parameters and the game class was used from </text:span><text:a xlink:type="simple" xlink:href="http://aima.cs.berkeley.edu/code.html"><text:span text:style-name="T21">http://aima.cs.berkeley.edu/code.html</text:span></text:a><text:span text:style-name="T21">.</text:span></text:p>
      <text:p text:style-name="P3"><text:s/></text:p>
      <text:p text:style-name="P19">An object for the game class should be created and then instantiated with the initial state of the chess game. The pieces were place<text:span text:style-name="T26">d</text:span> based on the chess game using game.__init__() method and the initial state was the passed to the adversarial search algorithm.</text:p>
      <text:p text:style-name="P19"/>
      <text:p text:style-name="P20"><text:tab/>The adversarial search algorithm uses alph-beta pruning which uses the idea that if currently the play is at a state m and if there was a better choice of state n in the parent of m or earlier in the game play then we would not have reached state 'm' and so the tree below state 'm' could be ignored and that would not affect the game decision made at the root using the utility function. </text:p>
      <text:p text:style-name="P20"/>
      <text:p text:style-name="P20"><text:tab/>Since the game for chess play cannot be analyzed reaching till the terminal nodes, utility function analyzes the state of a non-terminal node when it reached depth 'd', this 'd' can be configured using the UI input terminal, the initial depth is set as 4. As the depth increases the time taken for the move increases exponentially because the number of nodes in the tree increases depth to the power of the branching factor when complete search is done.</text:p>
      <text:p text:style-name="P20"/>
      <text:p text:style-name="P20"><text:tab/>In addition to the alpha-beta pruning done by the algorithm custom pruning techniques was also employed as allowed by the game rules, a flag is provided to ignore the moves which are not capture moves above the depth of 3, this would make the game more aggressive and would allow the program to go to more depth taking comparatively lesser time.</text:p>
      <text:p text:style-name="P20"/>
      <text:p text:style-name="P21"><text:tab/>A configurable parameter to give more weightage to capture move was also provided so that the agent would be playing a attacking game than a defensive one.</text:p>
      <text:p text:style-name="P3"/>
      <text:p text:style-name="P19"><text:tab/>The game class has __init__(), actions(), result(), utility(), terminal_test() methods.</text:p>
      <text:p text:style-name="P19"/>
      <text:p text:style-name="P22">game.actions() - gets all possible moves for the player from a given state<text:line-break/>game.result() - gets the resultant state after taking a particular action from a given state</text:p>
      <text:p text:style-name="P22">game.utility() - analyzes the value of a state in terms of material value and mobility value as explained before</text:p>
      <text:p text:style-name="P22">game.terminal_test() - checks if a state is terminal test</text:p>
      <text:p text:style-name="P22"/>
      <text:p text:style-name="P3"><text:soft-page-break/></text:p>
      <text:p text:style-name="P23">print_chess_board() function is used to print the chess state internal representation as human readable version for game playing.</text:p>
      <text:p text:style-name="P2"/>
      <text:p text:style-name="P27">EXPERIMENTS AND OBSERVATIONS:</text:p>
      <text:p text:style-name="P29"><text:span text:style-name="T25">1) </text:span>Depth of the search:</text:p>
      <text:p text:style-name="P23"><text:tab/>As the search depth increases the agent would play more intelligent game, it would analyze all the game play utility values of the nodes at depth d and take the one which maximi<text:span text:style-name="T22">z</text:span>es/minimizes the utility, so increased depth would mean more informed search rather than to avoid immediate pitfalls. </text:p>
      <text:p text:style-name="P23"><text:tab/><text:span text:style-name="T22">Increasing depth would also take more time to analyze all the nodes at depth d since number of nodes increases exponentially as the depth increases. </text:span></text:p>
      <text:p text:style-name="P23"/>
      <text:p text:style-name="P30"><text:span text:style-name="T25">2) </text:span>Branching factor:</text:p>
      <text:p text:style-name="P24"><text:tab/>Pruning branches of the tree during the search greatly reduces the search time. Though alpha-beta pruning algorithm provides in build pruning mechanism, we can add additional pruning techniques based on the rules of the game and how would we expect the agent to play e.g. attacking game or defensive game.</text:p>
      <text:p text:style-name="P24"/>
      <text:p text:style-name="P24"><text:tab/>The custom pruning technique used in the project is that of to prune non-attacking <text:span text:style-name="T23">moves after certain depth (d=3) in the program, the depth was fixed as 3 because at lesser depths there were instances there <text:s/>was no move without capture, at depth 3 there were at least some moves to capture opponent pieces. Pruning allowed to go to deeper search depths which took so long without pruning.</text:span></text:p>
      <text:p text:style-name="P24"/>
      <text:p text:style-name="P31"><text:span text:style-name="T25">3) </text:span>Changing weightage values for pieces:</text:p>
      <text:p text:style-name="P25"><text:tab/>The piece types dictate which piece to capture when options are present, what to lose when there are bad states. When weightage was increased for a piece, the piece was saved when there was a chance than to compromise for capture.</text:p>
      <text:p text:style-name="P25"/>
      <text:p text:style-name="P32">4) Move ordering:</text:p>
      <text:p text:style-name="P32"><text:tab/>The capture moves were analyzed first before analyzing the non-capture moves because analyzing the better moves would more likely result in pruning the remaining branches while doing alpha-beta pru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9:35:10.972526780</meta:creation-date>
    <dc:date>2014-07-23T22:57:51.233301487</dc:date>
    <meta:editing-duration>PT1H17M59S</meta:editing-duration>
    <meta:editing-cycles>21</meta:editing-cycles>
    <meta:generator>LibreOffice/4.2.4.2$Linux_X86_64 LibreOffice_project/420m0$Build-2</meta:generator>
    <meta:document-statistic meta:table-count="0" meta:image-count="0" meta:object-count="0" meta:page-count="4" meta:paragraph-count="83" meta:word-count="1435" meta:character-count="8623" meta:non-whitespace-character-count="7180"/>
  </office:meta>
</office:document-meta>
</file>